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db87" officeooo:paragraph-rsid="000cdb87"/>
    </style:style>
    <style:style style:name="P2" style:family="paragraph" style:parent-style-name="Standard" style:list-style-name="L1">
      <style:text-properties officeooo:rsid="000cdb87" officeooo:paragraph-rsid="000cdb87"/>
    </style:style>
    <style:style style:name="P3" style:family="paragraph" style:parent-style-name="Standard">
      <style:paragraph-properties fo:text-align="center" style:justify-single-word="false"/>
      <style:text-properties fo:font-size="18pt" officeooo:rsid="0010d3e6" officeooo:paragraph-rsid="0010d3e6" style:font-size-asian="15.75pt" style:font-size-complex="18pt"/>
    </style:style>
    <style:style style:name="T1" style:family="text">
      <style:text-properties officeooo:rsid="000ed88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JDBC Assignment</text:p>
      <text:p text:style-name="P1">Write a Java Program to do the following</text:p>
      <text:list xml:id="list3804040834070581012" text:style-name="L1">
        <text:list-item>
          <text:p text:style-name="P2">Create a Employee class with basic fields like name, age, etc.</text:p>
        </text:list-item>
        <text:list-item>
          <text:p text:style-name="P2">Create a Employee Table in database</text:p>
        </text:list-item>
        <text:list-item>
          <text:p text:style-name="P2">Create a list of Employees and save them to database</text:p>
        </text:list-item>
        <text:list-item>
          <text:p text:style-name="P2">Read the Employees from database <text:span text:style-name="T1">(and create Employee Objects)</text:span> and print them in increasing order of their Age (Use ORDER BY query)</text:p>
        </text:list-item>
      </text:list>
      <text:p text:style-name="P1"/>
      <text:p text:style-name="P1"/>
      <text:p text:style-name="P1">Note.: All tasks should be performed using Jav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1T14:43:26.579168460</meta:creation-date>
    <dc:date>2018-07-11T14:55:42.631523794</dc:date>
    <meta:editing-duration>PT12M16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71" meta:character-count="386" meta:non-whitespace-character-count="326"/>
  </office:meta>
</office:document-meta>
</file>